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medium-content-serif-font" fo:font-size="15.75pt" fo:letter-spacing="normal" fo:font-style="normal" fo:font-weight="normal" officeooo:rsid="005848d7" officeooo:paragraph-rsid="005848d7"/>
    </style:style>
    <style:style style:name="P2" style:family="paragraph" style:parent-style-name="Standard">
      <style:text-properties officeooo:rsid="004078dc" officeooo:paragraph-rsid="004078dc"/>
    </style:style>
    <style:style style:name="P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4078dc" officeooo:paragraph-rsid="004078dc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53b091" officeooo:paragraph-rsid="0053b091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5545a2" officeooo:paragraph-rsid="005545a2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5848d7" officeooo:paragraph-rsid="005848d7" fo:background-color="#1e1e1e"/>
    </style:style>
    <style:style style:name="P8" style:family="paragraph" style:parent-style-name="Standard">
      <style:paragraph-properties style:line-height-at-least="0.635cm"/>
      <style:text-properties fo:color="#9cdcfe" style:font-name="Droid Sans Mono" fo:font-size="13.5pt" fo:font-weight="normal" fo:background-color="#1e1e1e"/>
    </style:style>
    <style:style style:name="P9" style:family="paragraph" style:parent-style-name="Standard">
      <style:text-properties officeooo:rsid="004ccd69" officeooo:paragraph-rsid="004ccd69"/>
    </style:style>
    <style:style style:name="P10" style:family="paragraph" style:parent-style-name="Standard">
      <style:text-properties officeooo:rsid="004e859f" officeooo:paragraph-rsid="004e859f"/>
    </style:style>
    <style:style style:name="P11" style:family="paragraph" style:parent-style-name="Standard">
      <style:text-properties officeooo:rsid="0053298e" officeooo:paragraph-rsid="0053298e"/>
    </style:style>
    <style:style style:name="P12" style:family="paragraph" style:parent-style-name="Standard">
      <style:text-properties officeooo:rsid="0053b091" officeooo:paragraph-rsid="0053b091"/>
    </style:style>
    <style:style style:name="P13" style:family="paragraph" style:parent-style-name="Standard">
      <style:text-properties officeooo:rsid="005848d7" officeooo:paragraph-rsid="005848d7"/>
    </style:style>
    <style:style style:name="P14" style:family="paragraph" style:parent-style-name="Standard">
      <style:text-properties officeooo:rsid="005cda4c" officeooo:paragraph-rsid="005cda4c"/>
    </style:style>
    <style:style style:name="P15" style:family="paragraph" style:parent-style-name="Standard">
      <style:text-properties officeooo:rsid="005e37f4" officeooo:paragraph-rsid="005e37f4"/>
    </style:style>
    <style:style style:name="P16" style:family="paragraph" style:parent-style-name="Standard">
      <style:text-properties officeooo:rsid="005fe211" officeooo:paragraph-rsid="005fe211"/>
    </style:style>
    <style:style style:name="P17" style:family="paragraph" style:parent-style-name="Standard">
      <style:text-properties officeooo:paragraph-rsid="005b7925"/>
    </style:style>
    <style:style style:name="P18" style:family="paragraph" style:parent-style-name="Standard">
      <style:text-properties officeooo:rsid="0060ed36" officeooo:paragraph-rsid="0060ed36"/>
    </style:style>
    <style:style style:name="P19" style:family="paragraph" style:parent-style-name="Standard">
      <style:text-properties officeooo:rsid="00637600" officeooo:paragraph-rsid="00637600"/>
    </style:style>
    <style:style style:name="P2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5848d7" officeooo:paragraph-rsid="005848d7"/>
    </style:style>
    <style:style style:name="P21" style:family="paragraph" style:parent-style-name="Text_20_body">
      <style:text-properties officeooo:rsid="005fe211" officeooo:paragraph-rsid="005fe211"/>
    </style:style>
    <style:style style:name="P22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23" style:family="paragraph" style:parent-style-name="Preformatted_20_Text">
      <style:paragraph-properties fo:margin-left="0cm" fo:margin-right="0cm" fo:margin-top="1.138cm" fo:margin-bottom="0cm" loext:contextual-spacing="false" fo:orphans="2" fo:widows="2" fo:text-indent="0cm" style:auto-text-indent="false" fo:padding="0cm" fo:border="none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5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6" style:family="paragraph" style:parent-style-name="Heading_20_3">
      <style:text-properties fo:font-variant="normal" fo:text-transform="none" style:font-name="medium-content-sans-serif-font" fo:font-style="normal" fo:font-weight="bold" officeooo:rsid="005e37f4" officeooo:paragraph-rsid="005e37f4"/>
    </style:style>
    <style:style style:name="P27" style:family="paragraph" style:parent-style-name="Standard">
      <style:text-properties officeooo:rsid="006cc97f" officeooo:paragraph-rsid="006cc97f"/>
    </style:style>
    <style:style style:name="P28" style:family="paragraph" style:parent-style-name="Standard">
      <style:text-properties officeooo:rsid="006dbaad" officeooo:paragraph-rsid="006dbaad"/>
    </style:style>
    <style:style style:name="P29" style:family="paragraph" style:parent-style-name="Standard">
      <style:text-properties officeooo:rsid="006e66bf" officeooo:paragraph-rsid="006e66bf"/>
    </style:style>
    <style:style style:name="P30" style:family="paragraph" style:parent-style-name="Standard">
      <style:text-properties officeooo:rsid="006f51fb" officeooo:paragraph-rsid="006f51fb"/>
    </style:style>
    <style:style style:name="T1" style:family="text">
      <style:text-properties officeooo:rsid="00400b0f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style:font-name="inherit" fo:font-size="12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officeooo:rsid="004ccd69"/>
    </style:style>
    <style:style style:name="T6" style:family="text">
      <style:text-properties fo:color="#569cd6"/>
    </style:style>
    <style:style style:name="T7" style:family="text">
      <style:text-properties fo:color="#d4d4d4" style:font-name="Droid Sans Mono" fo:font-size="13.5pt" fo:font-weight="normal" officeooo:rsid="005545a2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3.5pt" fo:font-weight="normal" officeooo:rsid="005545a2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3.5pt" fo:font-weight="normal" officeooo:rsid="005545a2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d7ba7d"/>
    </style:style>
    <style:style style:name="T14" style:family="text">
      <style:text-properties officeooo:rsid="00503644"/>
    </style:style>
    <style:style style:name="T15" style:family="text">
      <style:text-properties fo:color="#c586c0"/>
    </style:style>
    <style:style style:name="T16" style:family="text">
      <style:text-properties officeooo:rsid="005545a2"/>
    </style:style>
    <style:style style:name="T17" style:family="text">
      <style:text-properties fo:color="#b5cea8"/>
    </style:style>
    <style:style style:name="T18" style:family="text">
      <style:text-properties officeooo:rsid="0056b090"/>
    </style:style>
    <style:style style:name="T19" style:family="text">
      <style:text-properties fo:color="#808080"/>
    </style:style>
    <style:style style:name="T20" style:family="text">
      <style:text-properties fo:color="#4ec9b0"/>
    </style:style>
    <style:style style:name="T21" style:family="text">
      <style:text-properties officeooo:rsid="005a42a4"/>
    </style:style>
    <style:style style:name="T22" style:family="text">
      <style:text-properties officeooo:rsid="005c9c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1) Realm Basic eg</text:p>
      <text:p text:style-name="P28">follow installation from - </text:p>
      <text:p text:style-name="P28"><text:a xlink:type="simple" xlink:href="https://realm.io/docs/javascript/latest/" text:style-name="Internet_20_link" text:visited-style-name="Visited_20_Internet_20_Link">https://realm.io/docs/javascript/latest/</text:a></text:p>
      <text:p text:style-name="P28"/>
      <text:p text:style-name="P29">Basic example - </text:p>
      <text:p text:style-name="P29"/>
      <text:p text:style-name="P30">import * as React from "react";</text:p>
      <text:p text:style-name="P30">import { Text, View, StyleSheet, WebView } from "react-native";</text:p>
      <text:p text:style-name="P30">const Realm = require("realm");</text:p>
      <text:p text:style-name="P30"/>
      <text:p text:style-name="P30">export default class App extends React.Component {</text:p>
      <text:p text:style-name="P30"><text:s text:c="2"/>constructor(props) {</text:p>
      <text:p text:style-name="P30"><text:s text:c="4"/>super(props);</text:p>
      <text:p text:style-name="P30"><text:s text:c="4"/>this.state = { realm: null };</text:p>
      <text:p text:style-name="P30"><text:s text:c="2"/>}</text:p>
      <text:p text:style-name="P30"/>
      <text:p text:style-name="P30"><text:s text:c="2"/>componentWillMount() {</text:p>
      <text:p text:style-name="P30"><text:s text:c="4"/>Realm.open({</text:p>
      <text:p text:style-name="P30"><text:s text:c="6"/>schema: [{ name: "Dog", properties: { name: "string" } }]</text:p>
      <text:p text:style-name="P30"><text:s text:c="4"/>}).then(realm =&gt; {</text:p>
      <text:p text:style-name="P30"><text:s text:c="6"/>realm.write(() =&gt; {</text:p>
      <text:p text:style-name="P30"><text:s text:c="8"/>realm.create("Dog", { name: "Rex" });</text:p>
      <text:p text:style-name="P30"><text:s text:c="6"/>});</text:p>
      <text:p text:style-name="P30"><text:s text:c="6"/>this.setState({ realm });</text:p>
      <text:p text:style-name="P30"><text:s text:c="4"/>});</text:p>
      <text:p text:style-name="P30"><text:s text:c="2"/>}</text:p>
      <text:p text:style-name="P30"/>
      <text:p text:style-name="P30"><text:s text:c="2"/>render() {</text:p>
      <text:p text:style-name="P30"><text:s text:c="4"/>const info = this.state.realm</text:p>
      <text:p text:style-name="P30"><text:s text:c="6"/>? "Number of dogs in this Realm: " +</text:p>
      <text:p text:style-name="P30"><text:s text:c="8"/>this.state.realm.objects("Dog").length</text:p>
      <text:p text:style-name="P30"><text:s text:c="6"/>: "Loading...";</text:p>
      <text:p text:style-name="P30"/>
      <text:p text:style-name="P30"><text:s text:c="4"/>return (</text:p>
      <text:p text:style-name="P30"><text:s text:c="6"/>&lt;View style={styles.container}&gt;</text:p>
      <text:p text:style-name="P30"><text:s text:c="8"/>&lt;Text style={styles.welcome}&gt;{info}&lt;/Text&gt;</text:p>
      <text:p text:style-name="P30"><text:s text:c="6"/>&lt;/View&gt;</text:p>
      <text:p text:style-name="P30"><text:s text:c="4"/>);</text:p>
      <text:p text:style-name="P30"><text:s text:c="2"/>}</text:p>
      <text:p text:style-name="P30">}</text:p>
      <text:p text:style-name="P30"/>
      <text:p text:style-name="P30">const styles = StyleSheet.create({</text:p>
      <text:p text:style-name="P30"><text:s text:c="2"/>container: {</text:p>
      <text:p text:style-name="P30"><text:s text:c="4"/>flex: 1,</text:p>
      <text:p text:style-name="P30"><text:s text:c="4"/>justifyContent: "center",</text:p>
      <text:p text:style-name="P30"><text:s text:c="4"/>backgroundColor: "#ecf0f1",</text:p>
      <text:p text:style-name="P30"><text:s text:c="4"/>padding: 8</text:p>
      <text:p text:style-name="P30"><text:s text:c="2"/>},</text:p>
      <text:p text:style-name="P30"><text:s text:c="2"/>paragraph: {</text:p>
      <text:p text:style-name="P30"><text:s text:c="4"/>margin: 24,</text:p>
      <text:p text:style-name="P30"><text:s text:c="4"/>fontSize: 18,</text:p>
      <text:p text:style-name="P30"><text:s text:c="4"/>fontWeight: "bold",</text:p>
      <text:p text:style-name="P30"><text:soft-page-break/><text:s text:c="4"/>textAlign: "center",</text:p>
      <text:p text:style-name="P30"><text:s text:c="4"/>display: "flex"</text:p>
      <text:p text:style-name="P30"><text:s text:c="2"/>}</text:p>
      <text:p text:style-name="P30">});</text:p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4T20:32:47.097437932</dc:date>
    <meta:editing-duration>PT11H1M43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35" meta:character-count="1127" meta:non-whitespace-character-count="879"/>
  </office:meta>
</office:document-meta>
</file>